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ab" svg:font-family="Arab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563cm" style:rel-column-width="12289*"/>
    </style:style>
    <style:style style:name="Table1.B" style:family="table-column">
      <style:table-column-properties style:column-width="2.064cm" style:rel-column-width="7118*"/>
    </style:style>
    <style:style style:name="Table1.C" style:family="table-column">
      <style:table-column-properties style:column-width="2.893cm" style:rel-column-width="9977*"/>
    </style:style>
    <style:style style:name="Table1.D" style:family="table-column">
      <style:table-column-properties style:column-width="0.476cm" style:rel-column-width="1642*"/>
    </style:style>
    <style:style style:name="Table1.E" style:family="table-column">
      <style:table-column-properties style:column-width="4.904cm" style:rel-column-width="16913*"/>
    </style:style>
    <style:style style:name="Table1.F" style:family="table-column">
      <style:table-column-properties style:column-width="2.117cm" style:rel-column-width="7300*"/>
    </style:style>
    <style:style style:name="Table1.G" style:family="table-column">
      <style:table-column-properties style:column-width="2.985cm" style:rel-column-width="10296*"/>
    </style:style>
    <style:style style:name="Table1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cm" fo:border="0.002cm solid #000000"/>
    </style:style>
    <style:style style:name="Table1.A2" style:family="table-cell">
      <style:table-cell-properties fo:padding="0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1.G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le1.E6" style:family="table-cell">
      <style:table-cell-properties fo:padding="0cm" fo:border-left="0.002cm solid #000000" fo:border-right="0.002cm solid #000000" fo:border-top="none" fo:border-bottom="0.002cm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3.387cm" style:rel-column-width="11680*"/>
    </style:style>
    <style:style style:name="Table2.B" style:family="table-column">
      <style:table-column-properties style:column-width="5.151cm" style:rel-column-width="17764*"/>
    </style:style>
    <style:style style:name="Table2.C" style:family="table-column">
      <style:table-column-properties style:column-width="0.512cm" style:rel-column-width="1764*"/>
    </style:style>
    <style:style style:name="Table2.D" style:family="table-column">
      <style:table-column-properties style:column-width="4.745cm" style:rel-column-width="16365*"/>
    </style:style>
    <style:style style:name="Table2.E" style:family="table-column">
      <style:table-column-properties style:column-width="5.207cm" style:rel-column-width="17962*"/>
    </style:style>
    <style:style style:name="Table2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cm" fo:border="0.002cm solid #000000"/>
    </style:style>
    <style:style style:name="Table2.A2" style:family="table-cell">
      <style:table-cell-properties fo:padding="0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2.E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itstream Vera Sans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ab" fo:font-size="8pt" style:text-underline-style="none" fo:font-weight="normal" style:font-size-asian="7pt" style:font-weight-asian="normal" style:font-size-complex="8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ab" fo:font-size="8pt" style:text-underline-style="none" fo:font-weight="normal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ab" fo:font-size="8pt" style:text-underline-style="solid" style:text-underline-width="auto" style:text-underline-color="font-color" fo:font-weight="normal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ab" fo:font-size="8pt" style:font-size-asian="7pt" style:font-size-complex="8pt"/>
    </style:style>
    <style:style style:name="P8" style:family="paragraph" style:parent-style-name="Standard" style:master-page-name="">
      <style:paragraph-properties fo:text-align="start" style:justify-single-word="false" style:page-number="auto"/>
      <style:text-properties style:font-name="Arab" fo:font-size="8pt" style:text-underline-style="none" fo:font-weight="normal" style:font-size-asian="7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ab" fo:font-size="8pt" style:font-size-asian="7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ab" fo:font-size="8pt" style:font-size-asian="7pt" style:font-size-complex="8pt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center"/>
      <style:text-properties style:text-line-through-style="none" fo:font-size="13pt" fo:font-style="normal" style:text-underline-style="none" fo:font-weight="bold"/>
    </style:style>
    <style:style style:name="P13" style:family="paragraph">
      <style:paragraph-properties fo:text-align="start"/>
    </style:style>
    <style:style style:name="gr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Standard" form:apply-filter="true" form:enctype="multipart/formdata" form:method="post" form:command-type="table" form:control-implementation="ooo:com.sun.star.form.component.Form" office:target-frame="" xlink:href="/Desktop/Submit.js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_patient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_ag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_patient_gender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_patient_phon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3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4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5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6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7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8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9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0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1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2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14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15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6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7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18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20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4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2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6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30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34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45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47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49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51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53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44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46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48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50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52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54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55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56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64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65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63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62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61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58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57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60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59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_submit" form:control-implementation="ooo:com.sun.star.form.component.TextField" form:id="control51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4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8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32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36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37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38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39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40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ombobox form:name="ComboBox" form:control-implementation="ooo:com.sun.star.form.component.ComboBox" form:id="control60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</form:combobox>
          <form:combobox form:name="ComboBox2" form:control-implementation="ooo:com.sun.star.form.component.ComboBox" form:id="control61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</form:combobox>
          <form:combobox form:name="ComboBox4" form:control-implementation="ooo:com.sun.star.form.component.ComboBox" form:id="control62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</form:combobox>
          <form:combobox form:name="ComboBox6" form:control-implementation="ooo:com.sun.star.form.component.ComboBox" form:id="control63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</form:combobox>
          <form:combobox form:name="ComboBox8" form:control-implementation="ooo:com.sun.star.form.component.ComboBox" form:id="control64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</form:combobox>
          <form:combobox form:name="ComboBox1" form:control-implementation="ooo:com.sun.star.form.component.ComboBox" form:id="control65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</form:combobox>
          <form:combobox form:name="ComboBox3" form:control-implementation="ooo:com.sun.star.form.component.ComboBox" form:id="control66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</form:combobox>
          <form:combobox form:name="ComboBox5" form:control-implementation="ooo:com.sun.star.form.component.ComboBox" form:id="control67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</form:combobox>
          <form:combobox form:name="ComboBox7" form:control-implementation="ooo:com.sun.star.form.component.ComboBox" form:id="control68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</form:combobox>
          <form:combobox form:name="ComboBox9" form:control-implementation="ooo:com.sun.star.form.component.ComboBox" form:id="control69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</form:combobox>
          <form:combobox form:name="ComboBox10" form:control-implementation="ooo:com.sun.star.form.component.ComboBox" form:id="control70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MOUNT HEALTH SERVICES PVT.LTD.(IRDA Licence No. 006)</text:p>
      <text:p text:style-name="P2">#10/1 Queen's Road. First Floor, Bangalore – 560 052. Tel: 22371234, 41131449 Fax: 41127990.</text:p>
      <text:p text:style-name="P3">ADMISSION REQUEST NOTE</text:p>
      <text:p text:style-name="P3">PART A- TO BE FILLED IN BY TREATING CONSULTANT</text:p>
      <text:p text:style-name="P3"/>
      <text:p text:style-name="P4">Name: Shri/ Smt/ Kum: <draw:control text:anchor-type="as-char" draw:z-index="0" draw:style-name="gr1" draw:text-style-name="P11" svg:width="9.03cm" svg:height="0.451cm" draw:control="control1"/> Age: <draw:control text:anchor-type="as-char" draw:z-index="1" draw:style-name="gr1" draw:text-style-name="P11" svg:width="2.001cm" svg:height="0.451cm" draw:control="control2"/>yrs. Sex: <draw:control text:anchor-type="as-char" draw:z-index="2" draw:style-name="gr1" draw:text-style-name="P11" svg:width="3.001cm" svg:height="0.53cm" draw:control="control3"/></text:p>
      <text:p text:style-name="P4">Patient's Tel No. (Off) <draw:control text:anchor-type="as-char" draw:z-index="3" draw:style-name="gr1" draw:text-style-name="P11" svg:width="3.001cm" svg:height="0.451cm" draw:control="control4"/> Fax(if Any) <draw:control text:anchor-type="as-char" draw:z-index="4" draw:style-name="gr1" draw:text-style-name="P11" svg:width="3.001cm" svg:height="0.451cm" draw:control="control5"/>Mobile No: <draw:control text:anchor-type="as-char" draw:z-index="5" draw:style-name="gr1" draw:text-style-name="P11" svg:width="3.001cm" svg:height="0.451cm" draw:control="control6"/>Resi. Tel: <draw:control text:anchor-type="as-char" draw:z-index="6" draw:style-name="gr1" draw:text-style-name="P11" svg:width="3.001cm" svg:height="0.451cm" draw:control="control7"/></text:p>
      <text:p text:style-name="P4">PHS ID. No <draw:control text:anchor-type="as-char" draw:z-index="7" draw:style-name="gr1" draw:text-style-name="P11" svg:width="5.15cm" svg:height="0.451cm" draw:control="control8"/> Corporate Name/Emp Code: <text:s/><draw:control text:anchor-type="as-char" draw:z-index="8" draw:style-name="gr1" draw:text-style-name="P11" svg:width="8.49cm" svg:height="0.451cm" draw:control="control9"/></text:p>
      <text:p text:style-name="P4">Name of Treating Doctor: <draw:control text:anchor-type="as-char" draw:z-index="9" draw:style-name="gr1" draw:text-style-name="P11" svg:width="8.866cm" svg:height="0.451cm" draw:control="control10"/> <text:s/>Doctor's Tel No: <draw:control text:anchor-type="as-char" draw:z-index="10" draw:style-name="gr1" draw:text-style-name="P11" svg:width="4.596cm" svg:height="0.451cm" draw:control="control11"/></text:p>
      <text:p text:style-name="P4">Name Of Hospital / Nursing Home: <draw:control text:anchor-type="as-char" draw:z-index="11" draw:style-name="gr1" draw:text-style-name="P11" svg:width="14.551cm" svg:height="0.451cm" draw:control="control12"/></text:p>
      <text:p text:style-name="P4">Name of Family Physician: <draw:control text:anchor-type="as-char" draw:z-index="12" draw:style-name="gr1" draw:text-style-name="P11" svg:width="10.194cm" svg:height="0.451cm" draw:control="control13"/> Tel No: <draw:control text:anchor-type="as-char" draw:z-index="13" draw:style-name="gr1" draw:text-style-name="P11" svg:width="4.278cm" svg:height="0.451cm" draw:control="control14"/></text:p>
      <text:p text:style-name="P4">Presenting Complaints: <draw:control text:anchor-type="as-char" draw:z-index="14" draw:style-name="gr1" draw:text-style-name="P11" svg:width="15.943cm" svg:height="0.451cm" draw:control="control15"/></text:p>
      <text:p text:style-name="P4">History of Presenting complaints: <draw:control text:anchor-type="as-char" draw:z-index="15" draw:style-name="gr1" draw:text-style-name="P11" svg:width="14.754cm" svg:height="0.451cm" draw:control="control16"/></text:p>
      <text:p text:style-name="P4">Duration of presenting complaints: <draw:control text:anchor-type="as-char" draw:z-index="16" draw:style-name="gr1" draw:text-style-name="P11" svg:width="14.597cm" svg:height="0.451cm" draw:control="control17"/></text:p>
      <text:p text:style-name="P4"><draw:control text:anchor-type="paragraph" draw:z-index="17" draw:style-name="gr2" draw:text-style-name="P11" svg:width="15.451cm" svg:height="0.9cm" svg:x="3.491cm" svg:y="0.03cm" draw:control="control18"/>Relevant Clinical Findings:</text:p>
      <text:p text:style-name="P4"/>
      <text:p text:style-name="P4">Relevant past history &amp; treatment: <draw:control text:anchor-type="as-char" draw:z-index="18" draw:style-name="gr1" draw:text-style-name="P11" svg:width="14.609cm" svg:height="0.451cm" draw:control="control19"/></text:p>
      <text:p text:style-name="P4">Investigation Reports (attach seperate sheet):<draw:control text:anchor-type="as-char" draw:z-index="19" draw:style-name="gr1" draw:text-style-name="P11" svg:width="13.161cm" svg:height="0.451cm" draw:control="control20"/></text:p>
      <text:p text:style-name="P4">Provisional/Differential Diagnosis:<draw:control text:anchor-type="as-char" draw:z-index="20" draw:style-name="gr1" draw:text-style-name="P11" svg:width="14.754cm" svg:height="0.451cm" draw:control="control21"/></text:p>
      <text:p text:style-name="P4"><draw:control text:anchor-type="paragraph" draw:z-index="21" draw:style-name="gr2" draw:text-style-name="P11" svg:width="12.468cm" svg:height="0.9cm" svg:x="6.451cm" svg:y="0.31cm" draw:control="control22"/>Proposed Treatment Plan (attach seperate sheet):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0">Particulars</text:p>
          </table:table-cell>
          <table:table-cell table:style-name="Table1.A1" office:value-type="string">
            <text:p text:style-name="P10">Yes/No</text:p>
          </table:table-cell>
          <table:table-cell table:style-name="Table1.A1" office:value-type="string">
            <text:p text:style-name="P10">Since When</text:p>
          </table:table-cell>
          <table:table-cell table:style-name="Table1.A1" table:number-rows-spanned="6" office:value-type="string">
            <text:p text:style-name="P10"/>
          </table:table-cell>
          <table:table-cell table:style-name="Table1.A1" office:value-type="string">
            <text:p text:style-name="P10">Particulars</text:p>
          </table:table-cell>
          <table:table-cell table:style-name="Table1.A1" office:value-type="string">
            <text:p text:style-name="P10">Yes/No</text:p>
          </table:table-cell>
          <table:table-cell table:style-name="Table1.G1" office:value-type="string">
            <text:p text:style-name="P10">Since When</text:p>
          </table:table-cell>
        </table:table-row>
        <table:table-row>
          <table:table-cell table:style-name="Table1.A2" office:value-type="string">
            <text:p text:style-name="P9"><text:s/>Hypertension</text:p>
          </table:table-cell>
          <table:table-cell table:style-name="Table1.B2" office:value-type="string">
            <text:p text:style-name="P10"><draw:control text:anchor-type="as-char" draw:z-index="59" draw:style-name="gr3" draw:text-style-name="P13" svg:width="1.913cm" svg:height="0.459cm" draw:control="control60"/></text:p>
          </table:table-cell>
          <table:table-cell table:style-name="Table1.B2" office:value-type="string">
            <text:p text:style-name="P7"><draw:control text:anchor-type="as-char" draw:z-index="22" draw:style-name="gr1" draw:text-style-name="P11" svg:width="2.8cm" svg:height="0.451cm" draw:control="control23"/></text:p>
          </table:table-cell>
          <table:covered-table-cell/>
          <table:table-cell table:style-name="Table1.A2" office:value-type="string">
            <text:p text:style-name="P9"><text:s/>Diabetes</text:p>
          </table:table-cell>
          <table:table-cell table:style-name="Table1.B2" office:value-type="string">
            <text:p text:style-name="P7"><draw:control text:anchor-type="as-char" draw:z-index="64" draw:style-name="gr3" draw:text-style-name="P13" svg:width="1.913cm" svg:height="0.459cm" draw:control="control65"/></text:p>
          </table:table-cell>
          <table:table-cell table:style-name="Table1.G2" office:value-type="string">
            <text:p text:style-name="P7"><draw:control text:anchor-type="as-char" draw:z-index="24" draw:style-name="gr1" draw:text-style-name="P11" svg:width="2.89cm" svg:height="0.451cm" draw:control="control25"/></text:p>
          </table:table-cell>
        </table:table-row>
        <table:table-row>
          <table:table-cell table:style-name="Table1.A2" office:value-type="string">
            <text:p text:style-name="P9"><text:s/>IHD</text:p>
          </table:table-cell>
          <table:table-cell table:style-name="Table1.B2" office:value-type="string">
            <text:p text:style-name="P7"><draw:control text:anchor-type="as-char" draw:z-index="60" draw:style-name="gr3" draw:text-style-name="P13" svg:width="1.913cm" svg:height="0.459cm" draw:control="control61"/></text:p>
          </table:table-cell>
          <table:table-cell table:style-name="Table1.B2" office:value-type="string">
            <text:p text:style-name="P7"><draw:control text:anchor-type="as-char" draw:z-index="51" draw:style-name="gr1" draw:text-style-name="P11" svg:width="2.8cm" svg:height="0.451cm" draw:control="control52"/></text:p>
          </table:table-cell>
          <table:covered-table-cell/>
          <table:table-cell table:style-name="Table1.A2" office:value-type="string">
            <text:p text:style-name="P9"><text:s/>Heart Diseases (Date of First episode)</text:p>
          </table:table-cell>
          <table:table-cell table:style-name="Table1.B2" office:value-type="string">
            <text:p text:style-name="P7"><draw:control text:anchor-type="as-char" draw:z-index="65" draw:style-name="gr3" draw:text-style-name="P13" svg:width="1.913cm" svg:height="0.459cm" draw:control="control66"/></text:p>
          </table:table-cell>
          <table:table-cell table:style-name="Table1.G2" office:value-type="string">
            <text:p text:style-name="P7"><draw:control text:anchor-type="as-char" draw:z-index="25" draw:style-name="gr1" draw:text-style-name="P11" svg:width="2.89cm" svg:height="0.451cm" draw:control="control26"/></text:p>
          </table:table-cell>
        </table:table-row>
        <table:table-row>
          <table:table-cell table:style-name="Table1.A2" office:value-type="string">
            <text:p text:style-name="P9"><text:s/>Osteoarthritis</text:p>
          </table:table-cell>
          <table:table-cell table:style-name="Table1.B2" office:value-type="string">
            <text:p text:style-name="P7"><draw:control text:anchor-type="as-char" draw:z-index="61" draw:style-name="gr3" draw:text-style-name="P13" svg:width="1.913cm" svg:height="0.459cm" draw:control="control62"/></text:p>
          </table:table-cell>
          <table:table-cell table:style-name="Table1.B2" office:value-type="string">
            <text:p text:style-name="P7"><draw:control text:anchor-type="as-char" draw:z-index="52" draw:style-name="gr1" draw:text-style-name="P11" svg:width="2.8cm" svg:height="0.451cm" draw:control="control53"/></text:p>
          </table:table-cell>
          <table:covered-table-cell/>
          <table:table-cell table:style-name="Table1.A2" office:value-type="string">
            <text:p text:style-name="P9"><text:s/>Cancer</text:p>
          </table:table-cell>
          <table:table-cell table:style-name="Table1.B2" office:value-type="string">
            <text:p text:style-name="P7"><draw:control text:anchor-type="as-char" draw:z-index="66" draw:style-name="gr3" draw:text-style-name="P13" svg:width="1.913cm" svg:height="0.459cm" draw:control="control67"/></text:p>
          </table:table-cell>
          <table:table-cell table:style-name="Table1.G2" office:value-type="string">
            <text:p text:style-name="P7"><draw:control text:anchor-type="as-char" draw:z-index="26" draw:style-name="gr1" draw:text-style-name="P11" svg:width="2.89cm" svg:height="0.451cm" draw:control="control27"/></text:p>
          </table:table-cell>
        </table:table-row>
        <table:table-row>
          <table:table-cell table:style-name="Table1.A2" office:value-type="string">
            <text:p text:style-name="P9"><text:s/>COPD/ Bronchial Asthama</text:p>
          </table:table-cell>
          <table:table-cell table:style-name="Table1.B2" office:value-type="string">
            <text:p text:style-name="P7"><draw:control text:anchor-type="as-char" draw:z-index="62" draw:style-name="gr3" draw:text-style-name="P13" svg:width="1.913cm" svg:height="0.459cm" draw:control="control63"/></text:p>
          </table:table-cell>
          <table:table-cell table:style-name="Table1.B2" office:value-type="string">
            <text:p text:style-name="P7"><draw:control text:anchor-type="as-char" draw:z-index="53" draw:style-name="gr1" draw:text-style-name="P11" svg:width="2.8cm" svg:height="0.451cm" draw:control="control54"/></text:p>
          </table:table-cell>
          <table:covered-table-cell/>
          <table:table-cell table:style-name="Table1.A2" office:value-type="string">
            <text:p text:style-name="P9"><text:s/>Alcohol/Drug abuse</text:p>
          </table:table-cell>
          <table:table-cell table:style-name="Table1.B2" office:value-type="string">
            <text:p text:style-name="P7"><draw:control text:anchor-type="as-char" draw:z-index="67" draw:style-name="gr3" draw:text-style-name="P13" svg:width="1.913cm" svg:height="0.459cm" draw:control="control68"/></text:p>
          </table:table-cell>
          <table:table-cell table:style-name="Table1.G2" office:value-type="string">
            <text:p text:style-name="P7"><draw:control text:anchor-type="as-char" draw:z-index="27" draw:style-name="gr1" draw:text-style-name="P11" svg:width="2.89cm" svg:height="0.451cm" draw:control="control28"/></text:p>
          </table:table-cell>
        </table:table-row>
        <table:table-row>
          <table:table-cell table:style-name="Table1.A2" office:value-type="string">
            <text:p text:style-name="P9"><text:s/>Any other Chronic Disorder</text:p>
          </table:table-cell>
          <table:table-cell table:style-name="Table1.B2" office:value-type="string">
            <text:p text:style-name="P7"><draw:control text:anchor-type="as-char" draw:z-index="63" draw:style-name="gr3" draw:text-style-name="P13" svg:width="1.913cm" svg:height="0.459cm" draw:control="control64"/></text:p>
          </table:table-cell>
          <table:table-cell table:style-name="Table1.B2" office:value-type="string">
            <text:p text:style-name="P7"><draw:control text:anchor-type="as-char" draw:z-index="54" draw:style-name="gr1" draw:text-style-name="P11" svg:width="2.8cm" svg:height="0.451cm" draw:control="control55"/></text:p>
          </table:table-cell>
          <table:covered-table-cell/>
          <table:table-cell table:style-name="Table1.E6" table:number-columns-spanned="3" office:value-type="string">
            <text:p text:style-name="P9"><text:s/>Maternity cases:Gravida <draw:control text:anchor-type="as-char" draw:z-index="55" draw:style-name="gr1" draw:text-style-name="P11" svg:width="0.802cm" svg:height="0.451cm" draw:control="control56"/>Para <draw:control text:anchor-type="as-char" draw:z-index="56" draw:style-name="gr1" draw:text-style-name="P11" svg:width="0.802cm" svg:height="0.451cm" draw:control="control57"/>Living <draw:control text:anchor-type="as-char" draw:z-index="57" draw:style-name="gr1" draw:text-style-name="P11" svg:width="0.802cm" svg:height="0.451cm" draw:control="control58"/>LMP<draw:control text:anchor-type="as-char" draw:z-index="58" draw:style-name="gr1" draw:text-style-name="P11" svg:width="2.278cm" svg:height="0.451cm" draw:control="control59"/></text:p>
          </table:table-cell>
          <table:covered-table-cell/>
          <table:covered-table-cell/>
        </table:table-row>
      </table:table>
      <text:p text:style-name="P4">In c/o Accidents. Influence of alcohol / any other drugs: Yes / No <text:s text:c="3"/><draw:control text:anchor-type="as-char" draw:z-index="68" draw:style-name="gr3" draw:text-style-name="P13" svg:width="1.913cm" svg:height="0.459cm" draw:control="control69"/> <text:s text:c="8"/>Whether MLC done: Yes/No <draw:control text:anchor-type="as-char" draw:z-index="69" draw:style-name="gr3" draw:text-style-name="P13" svg:width="1.913cm" svg:height="0.459cm" draw:control="control70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Particulars</text:p>
          </table:table-cell>
          <table:table-cell table:style-name="Table2.A1" office:value-type="string">
            <text:p text:style-name="P10">Details</text:p>
          </table:table-cell>
          <table:table-cell table:style-name="Table2.A1" table:number-rows-spanned="7" office:value-type="string">
            <text:p text:style-name="P10"/>
          </table:table-cell>
          <table:table-cell table:style-name="Table2.A1" office:value-type="string">
            <text:p text:style-name="P10">Particulars</text:p>
          </table:table-cell>
          <table:table-cell table:style-name="Table2.E1" office:value-type="string">
            <text:p text:style-name="P10">Details</text:p>
          </table:table-cell>
        </table:table-row>
        <table:table-row>
          <table:table-cell table:style-name="Table2.A2" office:value-type="string">
            <text:p text:style-name="P9"><text:s/>Date of admission</text:p>
          </table:table-cell>
          <table:table-cell table:style-name="Table2.B2" office:value-type="string">
            <text:p text:style-name="P7"><draw:control text:anchor-type="as-char" draw:z-index="23" draw:style-name="gr1" draw:text-style-name="P11" svg:width="4.89cm" svg:height="0.451cm" draw:control="control24"/></text:p>
          </table:table-cell>
          <table:covered-table-cell/>
          <table:table-cell table:style-name="Table2.A2" office:value-type="string">
            <text:p text:style-name="P9"><text:s/>Approximate duration of stay</text:p>
          </table:table-cell>
          <table:table-cell table:style-name="Table2.E2" office:value-type="string">
            <text:p text:style-name="P7"><draw:control text:anchor-type="as-char" draw:z-index="33" draw:style-name="gr1" draw:text-style-name="P11" svg:width="4.89cm" svg:height="0.451cm" draw:control="control34"/></text:p>
          </table:table-cell>
        </table:table-row>
        <table:table-row>
          <table:table-cell table:style-name="Table2.A2" office:value-type="string">
            <text:p text:style-name="P9"><text:s/>Approximate expenses</text:p>
          </table:table-cell>
          <table:table-cell table:style-name="Table2.B2" office:value-type="string">
            <text:p text:style-name="P7"><draw:control text:anchor-type="as-char" draw:z-index="28" draw:style-name="gr1" draw:text-style-name="P11" svg:width="4.89cm" svg:height="0.451cm" draw:control="control29"/></text:p>
          </table:table-cell>
          <table:covered-table-cell/>
          <table:table-cell table:style-name="Table2.A2" office:value-type="string">
            <text:p text:style-name="P9"><text:s/>Class of accomodation</text:p>
          </table:table-cell>
          <table:table-cell table:style-name="Table2.E2" office:value-type="string">
            <text:p text:style-name="P7"><draw:control text:anchor-type="as-char" draw:z-index="34" draw:style-name="gr1" draw:text-style-name="P11" svg:width="4.89cm" svg:height="0.451cm" draw:control="control35"/></text:p>
          </table:table-cell>
        </table:table-row>
        <table:table-row>
          <table:table-cell table:style-name="Table2.A2" office:value-type="string">
            <text:p text:style-name="P9"><text:s/>Room Rent</text:p>
          </table:table-cell>
          <table:table-cell table:style-name="Table2.B2" office:value-type="string">
            <text:p text:style-name="P7"><draw:control text:anchor-type="as-char" draw:z-index="29" draw:style-name="gr1" draw:text-style-name="P11" svg:width="4.89cm" svg:height="0.451cm" draw:control="control30"/></text:p>
          </table:table-cell>
          <table:covered-table-cell/>
          <table:table-cell table:style-name="Table2.A2" office:value-type="string">
            <text:p text:style-name="P9"><text:s/>Doctor / Surgeon Fees</text:p>
          </table:table-cell>
          <table:table-cell table:style-name="Table2.E2" office:value-type="string">
            <text:p text:style-name="P7"><draw:control text:anchor-type="as-char" draw:z-index="35" draw:style-name="gr1" draw:text-style-name="P11" svg:width="4.89cm" svg:height="0.451cm" draw:control="control36"/></text:p>
          </table:table-cell>
        </table:table-row>
        <table:table-row>
          <table:table-cell table:style-name="Table2.A2" office:value-type="string">
            <text:p text:style-name="P9"><text:s/>Investigation Charges</text:p>
          </table:table-cell>
          <table:table-cell table:style-name="Table2.B2" office:value-type="string">
            <text:p text:style-name="P7"><draw:control text:anchor-type="as-char" draw:z-index="30" draw:style-name="gr1" draw:text-style-name="P11" svg:width="4.89cm" svg:height="0.451cm" draw:control="control31"/></text:p>
          </table:table-cell>
          <table:covered-table-cell/>
          <table:table-cell table:style-name="Table2.A2" office:value-type="string">
            <text:p text:style-name="P9"><text:s/>OT Charges/ Anesthesia/ Medicines</text:p>
          </table:table-cell>
          <table:table-cell table:style-name="Table2.E2" office:value-type="string">
            <text:p text:style-name="P7"><draw:control text:anchor-type="as-char" draw:z-index="36" draw:style-name="gr1" draw:text-style-name="P11" svg:width="4.89cm" svg:height="0.451cm" draw:control="control37"/></text:p>
          </table:table-cell>
        </table:table-row>
        <table:table-row>
          <table:table-cell table:style-name="Table2.A2" office:value-type="string">
            <text:p text:style-name="P9"><text:s/>Name of Implant</text:p>
          </table:table-cell>
          <table:table-cell table:style-name="Table2.B2" office:value-type="string">
            <text:p text:style-name="P7"><draw:control text:anchor-type="as-char" draw:z-index="31" draw:style-name="gr1" draw:text-style-name="P11" svg:width="4.89cm" svg:height="0.451cm" draw:control="control32"/></text:p>
          </table:table-cell>
          <table:covered-table-cell/>
          <table:table-cell table:style-name="Table2.A2" office:value-type="string">
            <text:p text:style-name="P9"><text:s/>Package Rate</text:p>
          </table:table-cell>
          <table:table-cell table:style-name="Table2.E2" office:value-type="string">
            <text:p text:style-name="P7"><draw:control text:anchor-type="as-char" draw:z-index="37" draw:style-name="gr1" draw:text-style-name="P11" svg:width="4.89cm" svg:height="0.451cm" draw:control="control38"/></text:p>
          </table:table-cell>
        </table:table-row>
        <table:table-row>
          <table:table-cell table:style-name="Table2.A2" office:value-type="string">
            <text:p text:style-name="P9"><text:s/>Cost of Implant</text:p>
          </table:table-cell>
          <table:table-cell table:style-name="Table2.B2" office:value-type="string">
            <text:p text:style-name="P7"><draw:control text:anchor-type="as-char" draw:z-index="32" draw:style-name="gr1" draw:text-style-name="P11" svg:width="4.89cm" svg:height="0.451cm" draw:control="control33"/></text:p>
          </table:table-cell>
          <table:covered-table-cell/>
          <table:table-cell table:style-name="Table2.A2" office:value-type="string">
            <text:p text:style-name="P9"><text:s/>Total Amount</text:p>
          </table:table-cell>
          <table:table-cell table:style-name="Table2.E2" office:value-type="string">
            <text:p text:style-name="P7"><draw:control text:anchor-type="as-char" draw:z-index="38" draw:style-name="gr1" draw:text-style-name="P11" svg:width="4.89cm" svg:height="0.451cm" draw:control="control39"/></text:p>
          </table:table-cell>
        </table:table-row>
      </table:table>
      <text:p text:style-name="P6">PART B – TO BE FILLED BY THE HOSPITAL AUTHORITIES</text:p>
      <text:p text:style-name="P4">Paramount will not be held liable for the payment in the event of any discrepancy between the facts presented at the time of admission &amp; in final documents submission.</text:p>
      <text:p text:style-name="P4">Signature &amp; Stamp of Treating Doctor: <draw:control text:anchor-type="as-char" draw:z-index="39" draw:style-name="gr1" draw:text-style-name="P11" svg:width="5.864cm" svg:height="0.451cm" draw:control="control40"/> Rubber Stamp Of Hospital &amp; Signature <draw:control text:anchor-type="as-char" draw:z-index="40" draw:style-name="gr1" draw:text-style-name="P11" svg:width="3.193cm" svg:height="0.451cm" draw:control="control41"/></text:p>
      <text:p text:style-name="P6">PART C – TO BE FILLED BY THE INSURED</text:p>
      <text:p text:style-name="P8">I have 'No Objection' to Paramount obtaining details of my treatment / <text:s/>collecting documents and also hereby authorise PHS to pay the hospital bill &amp; reimburse itself / receive the amount from my claim receivable from my insurance company. If my claim is rejected, I/We (the patient) will pay for the hospital &amp; related expenses should this auhorization become null &amp; void due to wrong and/ or misleading and/or incorrect information regarding the duration of ailments and/or other historical information regarding my (patients) health status. I acknowledge and agree that information provided by me are true and up to the best of my knowledge.</text:p>
      <text:p text:style-name="P5">Previous policy details – Policy No: <draw:control text:anchor-type="as-char" draw:z-index="47" draw:style-name="gr1" draw:text-style-name="P11" svg:width="6.162cm" svg:height="0.451cm" draw:control="control48"/>Insurance Company:<draw:control text:anchor-type="as-char" draw:z-index="46" draw:style-name="gr1" draw:text-style-name="P11" svg:width="5.712cm" svg:height="0.451cm" draw:control="control47"/></text:p>
      <text:p text:style-name="P5">Previous claim details Ailment: <draw:control text:anchor-type="as-char" draw:z-index="49" draw:style-name="gr1" draw:text-style-name="P11" svg:width="6.815cm" svg:height="0.451cm" draw:control="control50"/> Date: <text:s/><draw:control text:anchor-type="as-char" draw:z-index="48" draw:style-name="gr1" draw:text-style-name="P11" svg:width="2.987cm" svg:height="0.451cm" draw:control="control49"/>Amount:<draw:control text:anchor-type="as-char" draw:z-index="45" draw:style-name="gr1" draw:text-style-name="P11" svg:width="3.289cm" svg:height="0.451cm" draw:control="control46"/></text:p>
      <text:p text:style-name="P5">Concurrent Policy details: <draw:control text:anchor-type="as-char" draw:z-index="44" draw:style-name="gr1" draw:text-style-name="P11" svg:width="8.429cm" svg:height="0.451cm" draw:control="control45"/>Contact Info:<draw:control text:anchor-type="as-char" draw:z-index="43" draw:style-name="gr1" draw:text-style-name="P11" svg:width="5.583cm" svg:height="0.451cm" draw:control="control44"/></text:p>
      <text:p text:style-name="P5">SIGNATURE/S : <draw:control text:anchor-type="as-char" draw:z-index="41" draw:style-name="gr1" draw:text-style-name="P11" svg:width="7.772cm" svg:height="0.451cm" draw:control="control42"/> Name: <draw:control text:anchor-type="as-char" draw:z-index="42" draw:style-name="gr1" draw:text-style-name="P11" svg:width="8.06cm" svg:height="0.451cm" draw:control="control43"/></text:p>
      <text:p text:style-name="P5"><draw:control text:anchor-type="paragraph" draw:z-index="50" draw:style-name="gr2" draw:text-style-name="P12" svg:width="5.001cm" svg:height="0.572cm" svg:x="6.676cm" svg:y="-0.12cm" draw:control="control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ab" svg:font-family="Arab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insta</meta:initial-creator>
    <meta:creation-date>2009-07-16T10:44:46</meta:creation-date>
    <dc:creator>insta</dc:creator>
    <dc:date>2009-07-20T18:24:09</dc:date>
    <meta:editing-cycles>112</meta:editing-cycles>
    <meta:editing-duration>PT2H37M5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90" meta:word-count="377" meta:character-count="2575"/>
  </office:meta>
</office:document-meta>
</file>